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2.2374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0.7866in" fo:break-before="auto" style:use-optimal-row-height="true"/>
    </style:style>
    <style:style style:name="ro5" style:family="table-row">
      <style:table-row-properties style:row-height="1.0953in" fo:break-before="auto" style:use-optimal-row-height="true"/>
    </style:style>
    <style:style style:name="ro6" style:family="table-row">
      <style:table-row-properties style:row-height="1.25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fo:font-weight="normal" style:font-weight-asian="normal" style:font-weight-complex="normal"/>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5"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0"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4"/>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text:p>
          </table:table-cell>
          <table:table-cell office:value-type="string" calcext:value-type="string">
            <text:p>WTR, RNR</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Brute, Hero</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text:p>
          </table:table-cell>
          <table:table-cell office:value-type="string" calcext:value-type="string">
            <text:p><text:a xlink:href="https://storage.googleapis.com/fabmaster/media/images/WTR_1.width-450.png" xlink:type="simple">https://storage.googleapis.com/fabmaster/media/images/WTR_1.width-450.png</text:a> - WTR001 – A, <text:a xlink:href="https://storage.googleapis.com/fabmaster/media/images/U-WTR1.width-450.png" xlink:type="simple">https://storage.googleapis.com/fabmaster/media/images/U-WTR1.width-450.png</text:a> - WTR001 – U, <text:a xlink:href="https://storage.googleapis.com/fabmaster/media/images/RNR.width-450.png" xlink:type="simple">https://storage.googleapis.com/fabmaster/media/images/RNR.width-450.png</text:a> - RNR001 – N</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text:a xlink:href="https://storage.googleapis.com/fabmaster/media/images/WTR_2.width-450.png" xlink:type="simple">https://storage.googleapis.com/fabmaster/media/images/WTR_2.width-450.png</text:a> - WTR002 – A, <text:a xlink:href="https://storage.googleapis.com/fabmaster/media/images/U-WTR2.width-450.png" xlink:type="simple">https://storage.googleapis.com/fabmaster/media/images/U-WTR2.width-450.png</text:a> - WTR002 – U, <text:a xlink:href="https://storage.googleapis.com/fabmaster/media/images/RNR2.width-450.png" xlink:type="simple">https://storage.googleapis.com/fabmaster/media/images/RNR2.width-450.png</text:a> - RNR002 - N </text:p>
          </table:table-cell>
          <table:table-cell table:number-columns-repeated="1000"/>
        </table:table-row>
        <table:table-row table:style-name="ro4">
          <table:table-cell office:value-type="string" calcext:value-type="string">
            <text:p>WTR003, RNR003</text:p>
          </table:table-cell>
          <table:table-cell office:value-type="string" calcext:value-type="string">
            <text:p>WTR, RNR</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text:p>
          </table:table-cell>
          <table:table-cell office:value-type="string" calcext:value-type="string">
            <text:p><text:a xlink:href="https://storage.googleapis.com/fabmaster/media/images/WTR_3.width-450.png" xlink:type="simple">https://storage.googleapis.com/fabmaster/media/images/WTR_3.width-450.png</text:a> - WTR003 – A, <text:a xlink:href="https://storage.googleapis.com/fabmaster/media/images/U-WTR3.width-450.png" xlink:type="simple">https://storage.googleapis.com/fabmaster/media/images/U-WTR3.width-450.png</text:a> - WTR003 – U, <text:a xlink:href="https://storage.googleapis.com/fabmaster/media/images/RNR3.width-450.png" xlink:type="simple">https://storage.googleapis.com/fabmaster/media/images/RNR3.width-450.png</text:a> - RNR003 – N</text:p>
          </table:table-cell>
          <table:table-cell table:number-columns-repeated="1000"/>
        </table:table-row>
        <table:table-row table:style-name="ro5">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table:style-name="ce3" office:value-type="string" calcext:value-type="string">
            <text:p><text:span text:style-name="T2">**Once per turn Action** - 0: Roll a 6 sided die. Gain action points equal to half the number rolled, rounded down.</text:span></text:p>
            <text:p/>
            <text:p><text:span text:style-name="T2">**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text:a xlink:href="https://storage.googleapis.com/fabmaster/media/images/WTR_4.width-450.png" xlink:type="simple">https://storage.googleapis.com/fabmaster/media/images/WTR_4.width-450.png</text:a> - WTR004 – A, <text:a xlink:href="https://storage.googleapis.com/fabmaster/media/images/U-WTR4.width-450.png" xlink:type="simple">https://storage.googleapis.com/fabmaster/media/images/U-WTR4.width-450.png</text:a> - WTR004 – U</text:p>
          </table:table-cell>
          <table:table-cell table:number-columns-repeated="1000"/>
        </table:table-row>
        <table:table-row table:style-name="ro5">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3"/>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text:a xlink:href="https://storage.googleapis.com/fabmaster/media/images/WTR_5.width-450.png" xlink:type="simple">https://storage.googleapis.com/fabmaster/media/images/WTR_5.width-450.png</text:a> - WTR005 – A, <text:a xlink:href="https://storage.googleapis.com/fabmaster/media/images/U-WTR5.width-450.png" xlink:type="simple">https://storage.googleapis.com/fabmaster/media/images/U-WTR5.width-450.png</text:a> - WTR005 – U</text:p>
          </table:table-cell>
          <table:table-cell table:number-columns-repeated="1000"/>
        </table:table-row>
        <table:table-row table:style-name="ro6">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number-columns-repeated="4"/>
          <table:table-cell table:style-name="ce6" office:value-type="string" calcext:value-type="string">
            <text:p><text:span text:style-name="T1">**Rhinar Specialization** *(You may only have Alpha Rampage in your deck if your hero is Rhinar)*</text:span></text:p>
            <text:p/>
            <text:p><text:span text:style-name="T2">As an additional cost to play Alpha Rampage, discard a random card.</text:span></text:p>
            <text:p/>
            <text:p><text:span text:style-name="T2">**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text:a xlink:href="https://storage.googleapis.com/fabmaster/media/images/WTR_6.width-450.png" xlink:type="simple">https://storage.googleapis.com/fabmaster/media/images/WTR_6.width-450.png</text:a> - WTR006 – A, <text:a xlink:href="https://storage.googleapis.com/fabmaster/media/images/U-WTR6.width-450.png" xlink:type="simple">https://storage.googleapis.com/fabmaster/media/images/U-WTR6.width-450.png</text:a> - WTR006 – U</text:p>
          </table:table-cell>
          <table:table-cell table:number-columns-repeated="2"/>
          <table:table-cell table:style-name="Default"/>
          <table:table-cell table:number-columns-repeated="997"/>
        </table:table-row>
        <table:table-row table:style-name="ro6">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4"/>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4">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5"/>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number-columns-repeated="4"/>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5"/>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3">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4">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4">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4">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4">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4">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4">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3">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3">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3">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4">
          <table:table-cell office:value-type="string" calcext:value-type="string">
            <text:p>WTR038</text:p>
          </table:table-cell>
          <table:table-cell office:value-type="string" calcext:value-type="string">
            <text:p>WTR</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3"/>
          <table:table-cell office:value-type="string" calcext:value-type="string">
            <text:p>S – WTR038 – A, S – WTR038 – U</text:p>
          </table:table-cell>
          <table:table-cell office:value-type="string" calcext:value-type="string">
            <text:p>https://storage.googleapis.com/fabmaster/media/images/WTR_38.width-450.png - WTR038 – A, https://storage.googleapis.com/fabmaster/media/images/U-WTR38.width-450.png - WTR038 – U</text:p>
          </table:table-cell>
          <table:table-cell table:number-columns-repeated="1000"/>
        </table:table-row>
        <table:table-row table:style-name="ro4">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4">
          <table:table-cell office:value-type="string" calcext:value-type="string">
            <text:p>WTR040</text:p>
          </table:table-cell>
          <table:table-cell office:value-type="string" calcext:value-type="string">
            <text:p>WTR</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text:p>
          </table:table-cell>
          <table:table-cell office:value-type="string" calcext:value-type="string">
            <text:p>https://storage.googleapis.com/fabmaster/media/images/WTR_40.width-450.png - WTR040 – A, https://storage.googleapis.com/fabmaster/media/images/U-WTR40.width-450.png - WTR040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3"/>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5">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number-columns-repeated="4"/>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4">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5">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number-columns-repeated="4"/>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4">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4">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4">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4">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4">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4">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8">
          <table:table-cell office:value-type="string" calcext:value-type="string">
            <text:p>WTR075</text:p>
          </table:table-cell>
          <table:table-cell office:value-type="string" calcext:value-type="string">
            <text:p>WTR</text:p>
          </table:table-cell>
          <table:table-cell office:value-type="string" calcext:value-type="string">
            <text:p>Seismic Surge</text:p>
          </table:table-cell>
          <table:table-cell table:number-columns-repeated="6"/>
          <table:table-cell office:value-type="string" calcext:value-type="string">
            <text:p>T</text:p>
          </table:table-cell>
          <table:table-cell office:value-type="string" calcext:value-type="string">
            <text:p>Guardian, Token, Aura</text:p>
          </table:table-cell>
          <table:table-cell table:number-columns-repeated="5"/>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text:p>
          </table:table-cell>
          <table:table-cell office:value-type="string" calcext:value-type="string">
            <text:p>https://storage.googleapis.com/fabmaster/media/images/WTR_75.width-450.png - WTR075 – A, https://storage.googleapis.com/fabmaster/media/images/U-WTR75.width-450.png - WTR075 – U</text:p>
          </table:table-cell>
          <table:table-cell table:number-columns-repeated="1000"/>
        </table:table-row>
        <table:table-row table:style-name="ro3">
          <table:table-cell office:value-type="string" calcext:value-type="string">
            <text:p>WTR076</text:p>
          </table:table-cell>
          <table:table-cell office:value-type="string" calcext:value-type="string">
            <text:p>WTR</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S – WTR076 – A, S – WTR076 – U</text:p>
          </table:table-cell>
          <table:table-cell office:value-type="string" calcext:value-type="string">
            <text:p>https://storage.googleapis.com/fabmaster/media/images/WTR_76.width-450.png - WTR076 – A, https://storage.googleapis.com/fabmaster/media/images/U-WTR76.width-450.png - WTR076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8">
          <table:table-cell office:value-type="string" calcext:value-type="string">
            <text:p>WTR078</text:p>
          </table:table-cell>
          <table:table-cell office:value-type="string" calcext:value-type="string">
            <text:p>WTR</text:p>
          </table:table-cell>
          <table:table-cell office:value-type="string" calcext:value-type="string">
            <text:p>Harmonized Kodachi</text:p>
          </table:table-cell>
          <table:table-cell table:number-columns-repeated="6"/>
          <table:table-cell office:value-type="string" calcext:value-type="string">
            <text:p>T</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text:p>
          </table:table-cell>
          <table:table-cell office:value-type="string" calcext:value-type="string">
            <text:p>https://storage.googleapis.com/fabmaster/media/images/WTR_78.width-450.png - WTR078 – A, https://storage.googleapis.com/fabmaster/media/images/U-WTR78.width-450.png - WTR078 – U</text:p>
          </table:table-cell>
          <table:table-cell table:number-columns-repeated="1000"/>
        </table:table-row>
        <table:table-row table:style-name="ro5">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5">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3"/>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number-columns-repeated="4"/>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5"/>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number-columns-repeated="4"/>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4">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4">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4">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4">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1">
          <table:table-cell office:value-type="string" calcext:value-type="string">
            <text:p>WTR113</text:p>
          </table:table-cell>
          <table:table-cell office:value-type="string" calcext:value-type="string">
            <text:p>WTR</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3"/>
          <table:table-cell office:value-type="string" calcext:value-type="string">
            <text:p>S – WTR113 – A, S – WTR113 – U</text:p>
          </table:table-cell>
          <table:table-cell office:value-type="string" calcext:value-type="string">
            <text:p>https://storage.googleapis.com/fabmaster/media/images/WTR_113.width-450.png - WTR113 – A, https://storage.googleapis.com/fabmaster/media/images/U-WTR113.width-450.png - WTR113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text:p>
          </table:table-cell>
          <table:table-cell office:value-type="string" calcext:value-type="string">
            <text:p>WTR</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text:p>
          </table:table-cell>
          <table:table-cell office:value-type="string" calcext:value-type="string">
            <text:p>https://storage.googleapis.com/fabmaster/media/images/WTR_115.width-450.png - WTR115 – A, https://storage.googleapis.com/fabmaster/media/images/U-WTR115.width-450.png - WTR115 – U</text:p>
          </table:table-cell>
          <table:table-cell table:number-columns-repeated="1000"/>
        </table:table-row>
        <table:table-row table:style-name="ro6">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5">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4">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table:table-cell office:value-type="string" calcext:value-type="string">
            <text:p><text:span text:style-name="T3">Target weapon attack gains **go again**.</text:span></text:p>
            <text:p/>
            <text:p><text:span text:style-name="T3">**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6">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number-columns-repeated="4"/>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number-columns-repeated="4"/>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4">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4">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4">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5">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5">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5">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text:p>
          </table:table-cell>
          <table:table-cell office:value-type="string" calcext:value-type="string">
            <text:p>WTR</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3"/>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text:p>
          </table:table-cell>
          <table:table-cell office:value-type="string" calcext:value-type="string">
            <text:p>https://storage.googleapis.com/fabmaster/media/images/WTR_150.width-450.png - WTR150 – A, https://storage.googleapis.com/fabmaster/media/images/U-WTR150.width-450.png - WTR150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3"/>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4"/>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6">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5"/>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6">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5"/>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3"/>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3"/>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5">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5">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5">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6">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6">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6">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5">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5">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5">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4">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4">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4">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3">
          <table:table-cell office:value-type="string" calcext:value-type="string">
            <text:p>WTR224, ARC218</text:p>
          </table:table-cell>
          <table:table-cell office:value-type="string" calcext:value-type="string">
            <text:p>WTR, ARC</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text:p>
          </table:table-cell>
          <table:table-cell office:value-type="string" calcext:value-type="string">
            <text:p>Generic, Resource</text:p>
          </table:table-cell>
          <table:table-cell table:number-columns-repeated="5"/>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 S – ARC218 – F, S – ARC218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text:p>
          </table:table-cell>
          <table:table-cell table:number-columns-repeated="1000"/>
        </table:table-row>
        <table:table-row table:style-name="ro3">
          <table:table-cell office:value-type="string" calcext:value-type="string">
            <text:p>WTR225</text:p>
          </table:table-cell>
          <table:table-cell office:value-type="string" calcext:value-type="string">
            <text:p>WTR</text:p>
          </table:table-cell>
          <table:table-cell office:value-type="string" calcext:value-type="string">
            <text:p>Quicken</text:p>
          </table:table-cell>
          <table:table-cell table:number-columns-repeated="6"/>
          <table:table-cell office:value-type="string" calcext:value-type="string">
            <text:p>T</text:p>
          </table:table-cell>
          <table:table-cell office:value-type="string" calcext:value-type="string">
            <text:p>Generic, Token, Aura</text:p>
          </table:table-cell>
          <table:table-cell table:number-columns-repeated="3"/>
          <table:table-cell office:value-type="string" calcext:value-type="string">
            <text:p>Go again</text:p>
          </table:table-cell>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text:p>
          </table:table-cell>
          <table:table-cell office:value-type="string" calcext:value-type="string">
            <text:p>https://storage.googleapis.com/fabmaster/media/images/WTR_225.width-450.png - WTR225 – A, https://storage.googleapis.com/fabmaster/media/images/U-WTR225.width-450.png - WTR225 – U</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4"/>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3"/>
          <table:table-cell office:value-type="string" calcext:value-type="string">
            <text:p><text:span text:style-name="T3">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998"/>
        </table:table-row>
        <table:table-row table:style-name="ro1">
          <table:table-cell office:value-type="string" calcext:value-type="string">
            <text:p>ARC001</text:p>
          </table:table-cell>
          <table:table-cell office:value-type="string" calcext:value-type="string">
            <text:p>ARC</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3"/>
          <table:table-cell office:value-type="string" calcext:value-type="string">
            <text:p>S – ARC001 – F, S – ARC001 – U</text:p>
          </table:table-cell>
          <table:table-cell office:value-type="string" calcext:value-type="string">
            <text:p>https://storage.googleapis.com/fabmaster/media/images/ARC1.width-450.png – ARC001 – F, https://storage.googleapis.com/fabmaster/media/images/U-ARC1.width-450.png - ARC001 – U</text:p>
          </table:table-cell>
          <table:table-cell/>
          <table:table-cell table:style-name="ce11"/>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3"/>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998"/>
        </table:table-row>
        <table:table-row table:style-name="ro3">
          <table:table-cell office:value-type="string" calcext:value-type="string">
            <text:p>ARC003</text:p>
          </table:table-cell>
          <table:table-cell office:value-type="string" calcext:value-type="string">
            <text:p>ARC</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number-columns-repeated="2"/>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3"/>
          <table:table-cell office:value-type="string" calcext:value-type="string">
            <text:p>S – ARC003 – F, S – ARC003 – U</text:p>
          </table:table-cell>
          <table:table-cell office:value-type="string" calcext:value-type="string">
            <text:p>https://storage.googleapis.com/fabmaster/media/images/ARC3.width-450.png – ARC003 – F, https://storage.googleapis.com/fabmaster/media/images/U-ARC3.width-450.png - ARC003 – U</text:p>
          </table:table-cell>
          <table:table-cell/>
          <table:table-cell table:style-name="ce11"/>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3"/>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998"/>
        </table:table-row>
        <table:table-row table:style-name="ro6">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3"/>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3"/>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3"/>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Specialization</text:p>
          </table:table-cell>
          <table:table-cell table:number-columns-repeated="4"/>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3"/>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998"/>
        </table:table-row>
        <table:table-row table:style-name="ro4">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5"/>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3"/>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table:number-columns-repeated="5"/>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3"/>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998"/>
        </table:table-row>
        <table:table-row table:style-name="ro5">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3"/>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1 – F, S R – ARC011 – U</text:p>
          </table:table-cell>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2 – F, S R – ARC012 – U</text:p>
          </table:table-cell>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3 – F, S R – ARC013 – U</text:p>
          </table:table-cell>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998"/>
        </table:table-row>
        <table:table-row table:style-name="ro5">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998"/>
        </table:table-row>
        <table:table-row table:style-name="ro5">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998"/>
        </table:table-row>
        <table:table-row table:style-name="ro5">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Default"/>
          <table:table-cell office:value-type="string" calcext:value-type="string">
            <text:p>Action, Instant</text:p>
          </table:table-cell>
          <table:table-cell office:value-type="string" calcext:value-type="string">
            <text:p>Go again, Arcane Barrier 2</text:p>
          </table:table-cell>
          <table:table-cell table:number-columns-repeated="2"/>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3"/>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998"/>
        </table:table-row>
        <table:table-row table:style-name="ro6">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3"/>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3"/>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998"/>
        </table:table-row>
        <table:table-row table:style-name="ro5">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998"/>
        </table:table-row>
        <table:table-row table:style-name="ro5">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998"/>
        </table:table-row>
        <table:table-row table:style-name="ro5">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998"/>
        </table:table-row>
        <table:table-row table:style-name="ro6">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998"/>
        </table:table-row>
        <table:table-row table:style-name="ro6">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998"/>
        </table:table-row>
        <table:table-row table:style-name="ro6">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3"/>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3"/>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998"/>
        </table:table-row>
        <table:table-row table:style-name="ro5">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3"/>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3"/>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998"/>
        </table:table-row>
        <table:table-row table:style-name="ro6">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number-columns-repeated="2"/>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3"/>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998"/>
        </table:table-row>
        <table:table-row table:style-name="ro5">
          <table:table-cell office:value-type="string" calcext:value-type="string">
            <text:p>ARC038</text:p>
          </table:table-cell>
          <table:table-cell office:value-type="string" calcext:value-type="string">
            <text:p>ARC</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table-cell table:style-name="ce5" office:value-type="string" calcext:value-type="string">
            <text:p>No</text:p>
          </table:table-cell>
          <table:table-cell table:style-name="ce5"/>
          <table:table-cell table:style-name="ce5" office:value-type="string" calcext:value-type="string">
            <text:p>S – ARC038 – F, S – ARC038 – U</text:p>
          </table:table-cell>
          <table:table-cell office:value-type="string" calcext:value-type="string">
            <text:p>https://storage.googleapis.com/fabmaster/media/images/ARC38.width-450.png – ARC038 – F, https://storage.googleapis.com/fabmaster/media/images/U-ARC38.width-450.png - ARC038 – U</text:p>
          </table:table-cell>
          <table:table-cell/>
          <table:table-cell table:style-name="ce11"/>
          <table:table-cell table:number-columns-repeated="998"/>
        </table:table-row>
        <table:table-row table:style-name="ro5">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3"/>
          <table:table-cell table:style-name="ce5"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998"/>
        </table:table-row>
        <table:table-row table:style-name="ro8">
          <table:table-cell office:value-type="string" calcext:value-type="string">
            <text:p>ARC040</text:p>
          </table:table-cell>
          <table:table-cell office:value-type="string" calcext:value-type="string">
            <text:p>ARC</text:p>
          </table:table-cell>
          <table:table-cell office:value-type="string" calcext:value-type="string">
            <text:p>Death Dealer</text:p>
          </table:table-cell>
          <table:table-cell table:style-name="ce5" table:number-columns-repeated="6"/>
          <table:table-cell table:style-name="ce5" office:value-type="string" calcext:value-type="string">
            <text:p>T</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3"/>
          <table:table-cell table:style-name="ce5" office:value-type="string" calcext:value-type="string">
            <text:p>S – ARC040 – F, S – ARC040 – U</text:p>
          </table:table-cell>
          <table:table-cell office:value-type="string" calcext:value-type="string">
            <text:p>https://storage.googleapis.com/fabmaster/media/images/ARC40.width-450.png – ARC040 – F, https://storage.googleapis.com/fabmaster/media/images/U-ARC40.width-450.png - ARC040 – U</text:p>
          </table:table-cell>
          <table:table-cell/>
          <table:table-cell table:style-name="ce11"/>
          <table:table-cell table:number-columns-repeated="998"/>
        </table:table-row>
        <table:table-row table:style-name="ro6">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1, Blade Break</text:p>
          </table:table-cell>
          <table:table-cell table:style-name="ce5" table:number-columns-repeated="4"/>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3"/>
          <table:table-cell table:style-name="ce5"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 1</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3"/>
          <table:table-cell table:style-name="ce5"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Specialization</text:p>
          </table:table-cell>
          <table:table-cell table:style-name="ce5" table:number-columns-repeated="4"/>
          <table:table-cell table:style-name="ce5" office:value-type="string" calcext:value-type="string">
            <text:p><text:span text:style-name="T3">**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3"/>
          <table:table-cell table:style-name="ce5"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Specialization, Reload, Go again</text:p>
          </table:table-cell>
          <table:table-cell table:style-name="ce5" table:number-columns-repeated="4"/>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998"/>
        </table:table-row>
        <table:table-row table:style-name="ro5">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998"/>
        </table:table-row>
        <table:table-row table:style-name="ro5">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998"/>
        </table:table-row>
        <table:table-row table:style-name="ro5">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998"/>
        </table:table-row>
        <table:table-row table:style-name="ro6">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998"/>
        </table:table-row>
        <table:table-row table:style-name="ro6">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998"/>
        </table:table-row>
        <table:table-row table:style-name="ro6">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998"/>
        </table:table-row>
        <table:table-row table:style-name="ro4">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998"/>
        </table:table-row>
        <table:table-row table:style-name="ro4">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998"/>
        </table:table-row>
        <table:table-row table:style-name="ro4">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998"/>
        </table:table-row>
        <table:table-row table:style-name="ro4">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998"/>
        </table:table-row>
        <table:table-row table:style-name="ro4">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998"/>
        </table:table-row>
        <table:table-row table:style-name="ro4">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998"/>
        </table:table-row>
        <table:table-row table:style-name="ro5">
          <table:table-cell office:value-type="string" calcext:value-type="string">
            <text:p>ARC075</text:p>
          </table:table-cell>
          <table:table-cell office:value-type="string" calcext:value-type="string">
            <text:p>ARC</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3"/>
          <table:table-cell office:value-type="string" calcext:value-type="string">
            <text:p>S – ARC075 – F, S – ARC075 – U</text:p>
          </table:table-cell>
          <table:table-cell office:value-type="string" calcext:value-type="string">
            <text:p>https://storage.googleapis.com/fabmaster/media/images/ARC75.width-450.png – ARC075 – F, https://storage.googleapis.com/fabmaster/media/images/U-ARC75.width-450.png - ARC075 – U</text:p>
          </table:table-cell>
          <table:table-cell/>
          <table:table-cell table:style-name="ce11"/>
          <table:table-cell table:number-columns-repeated="998"/>
        </table:table-row>
        <table:table-row table:style-name="ro5">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 Young</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3"/>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998"/>
        </table:table-row>
        <table:table-row table:style-name="ro10">
          <table:table-cell office:value-type="string" calcext:value-type="string">
            <text:p>ARC077</text:p>
          </table:table-cell>
          <table:table-cell office:value-type="string" calcext:value-type="string">
            <text:p>ARC</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3"/>
          <table:table-cell office:value-type="string" calcext:value-type="string">
            <text:p>S – ARC077 – F, S – ARC077 – U</text:p>
          </table:table-cell>
          <table:table-cell office:value-type="string" calcext:value-type="string">
            <text:p>https://storage.googleapis.com/fabmaster/media/images/ARC77.width-450.png – ARC077 – F, https://storage.googleapis.com/fabmaster/media/images/U-ARC77.width-450.png - ARC077 – U</text:p>
          </table:table-cell>
          <table:table-cell/>
          <table:table-cell table:style-name="ce11"/>
          <table:table-cell table:number-columns-repeated="998"/>
        </table:table-row>
        <table:table-row table:style-name="ro6">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3"/>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3"/>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3"/>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Specialization, Dominate</text:p>
          </table:table-cell>
          <table:table-cell table:number-columns-repeated="4"/>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3"/>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998"/>
        </table:table-row>
        <table:table-row table:style-name="ro4">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3"/>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5"/>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3"/>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Specialization, Go again</text:p>
          </table:table-cell>
          <table:table-cell table:number-columns-repeated="4"/>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3"/>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998"/>
        </table:table-row>
        <table:table-row table:style-name="ro4">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3"/>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998"/>
        </table:table-row>
        <table:table-row table:style-name="ro4">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998"/>
        </table:table-row>
        <table:table-row table:style-name="ro4">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998"/>
        </table:table-row>
        <table:table-row table:style-name="ro4">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998"/>
        </table:table-row>
        <table:table-row table:style-name="ro5">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998"/>
        </table:table-row>
        <table:table-row table:style-name="ro5">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998"/>
        </table:table-row>
        <table:table-row table:style-name="ro5">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0 – F, S R – ARC100 – U</text:p>
          </table:table-cell>
          <table:table-cell office:value-type="string" calcext:value-type="string">
            <text:p>https://storage.googleapis.com/fabmaster/media/images/ARC100.width-450.png – ARC10000 – F, https://storage.googleapis.com/fabmaster/media/images/U-ARC100.width-450.png - ARC10000 – U</text:p>
          </table:table-cell>
          <table:table-cell/>
          <table:table-cell table:style-name="ce11"/>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1 – F, S R – ARC101 – U</text:p>
          </table:table-cell>
          <table:table-cell office:value-type="string" calcext:value-type="string">
            <text:p>https://storage.googleapis.com/fabmaster/media/images/ARC101.width-450.png – ARC10101 – F, https://storage.googleapis.com/fabmaster/media/images/U-ARC101.width-450.png - ARC10101 – U</text:p>
          </table:table-cell>
          <table:table-cell/>
          <table:table-cell table:style-name="ce11"/>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2 – F, S R – ARC102 – U</text:p>
          </table:table-cell>
          <table:table-cell office:value-type="string" calcext:value-type="string">
            <text:p>https://storage.googleapis.com/fabmaster/media/images/ARC102.width-450.png – ARC10202 – F, https://storage.googleapis.com/fabmaster/media/images/U-ARC102.width-450.png - ARC10202 – U</text:p>
          </table:table-cell>
          <table:table-cell/>
          <table:table-cell table:style-name="ce11"/>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3 – F, S R – ARC103 – U</text:p>
          </table:table-cell>
          <table:table-cell office:value-type="string" calcext:value-type="string">
            <text:p>https://storage.googleapis.com/fabmaster/media/images/ARC103.width-450.png – ARC10303 – F, https://storage.googleapis.com/fabmaster/media/images/U-ARC103.width-450.png - ARC10303 – U</text:p>
          </table:table-cell>
          <table:table-cell/>
          <table:table-cell table:style-name="ce11"/>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4 – F, S R – ARC104 – U</text:p>
          </table:table-cell>
          <table:table-cell office:value-type="string" calcext:value-type="string">
            <text:p>https://storage.googleapis.com/fabmaster/media/images/ARC104.width-450.png – ARC10404 – F, https://storage.googleapis.com/fabmaster/media/images/U-ARC104.width-450.png - ARC10404 – U</text:p>
          </table:table-cell>
          <table:table-cell/>
          <table:table-cell table:style-name="ce11"/>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5 – F, S R – ARC105 – U</text:p>
          </table:table-cell>
          <table:table-cell office:value-type="string" calcext:value-type="string">
            <text:p>https://storage.googleapis.com/fabmaster/media/images/ARC105.width-450.png – ARC10505 – F, https://storage.googleapis.com/fabmaster/media/images/U-ARC105.width-450.png - ARC10505 – U</text:p>
          </table:table-cell>
          <table:table-cell/>
          <table:table-cell table:style-name="ce11"/>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6 – F, S R – ARC106 – U</text:p>
          </table:table-cell>
          <table:table-cell office:value-type="string" calcext:value-type="string">
            <text:p>https://storage.googleapis.com/fabmaster/media/images/ARC106.width-450.png – ARC10606 – F, https://storage.googleapis.com/fabmaster/media/images/U-ARC106.width-450.png - ARC10606 – U</text:p>
          </table:table-cell>
          <table:table-cell/>
          <table:table-cell table:style-name="ce11"/>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7 – F, S R – ARC107 – U</text:p>
          </table:table-cell>
          <table:table-cell office:value-type="string" calcext:value-type="string">
            <text:p>https://storage.googleapis.com/fabmaster/media/images/ARC107.width-450.png – ARC10707 – F, https://storage.googleapis.com/fabmaster/media/images/U-ARC107.width-450.png - ARC10707 – U</text:p>
          </table:table-cell>
          <table:table-cell/>
          <table:table-cell table:style-name="ce11"/>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8 – F, S R – ARC108 – U</text:p>
          </table:table-cell>
          <table:table-cell office:value-type="string" calcext:value-type="string">
            <text:p>https://storage.googleapis.com/fabmaster/media/images/ARC108.width-450.png – ARC10808 – F, https://storage.googleapis.com/fabmaster/media/images/U-ARC108.width-450.png - ARC10808 – U</text:p>
          </table:table-cell>
          <table:table-cell/>
          <table:table-cell table:style-name="ce11"/>
          <table:table-cell table:number-columns-repeated="998"/>
        </table:table-row>
        <table:table-row table:style-name="ro4">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09 – F, S R – ARC109 – U</text:p>
          </table:table-cell>
          <table:table-cell office:value-type="string" calcext:value-type="string">
            <text:p>https://storage.googleapis.com/fabmaster/media/images/ARC109.width-450.png – ARC10909 – F, https://storage.googleapis.com/fabmaster/media/images/U-ARC109.width-450.png - ARC10909 – U</text:p>
          </table:table-cell>
          <table:table-cell/>
          <table:table-cell table:style-name="ce11"/>
          <table:table-cell table:number-columns-repeated="998"/>
        </table:table-row>
        <table:table-row table:style-name="ro4">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0 – F, S R – ARC110 – U</text:p>
          </table:table-cell>
          <table:table-cell office:value-type="string" calcext:value-type="string">
            <text:p>https://storage.googleapis.com/fabmaster/media/images/ARC110.width-450.png – ARC11010 – F, https://storage.googleapis.com/fabmaster/media/images/U-ARC110.width-450.png - ARC11010 – U</text:p>
          </table:table-cell>
          <table:table-cell/>
          <table:table-cell table:style-name="ce11"/>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1 – F, S R – ARC111 – U</text:p>
          </table:table-cell>
          <table:table-cell office:value-type="string" calcext:value-type="string">
            <text:p>https://storage.googleapis.com/fabmaster/media/images/ARC111.width-450.png – ARC11111 – F, https://storage.googleapis.com/fabmaster/media/images/U-ARC111.width-450.png - ARC11111 – U</text:p>
          </table:table-cell>
          <table:table-cell/>
          <table:table-cell table:style-name="ce11"/>
          <table:table-cell table:number-columns-repeated="998"/>
        </table:table-row>
        <table:table-row table:style-name="ro3">
          <table:table-cell office:value-type="string" calcext:value-type="string">
            <text:p>ARC112</text:p>
          </table:table-cell>
          <table:table-cell office:value-type="string" calcext:value-type="string">
            <text:p>ARC</text:p>
          </table:table-cell>
          <table:table-cell office:value-type="string" calcext:value-type="string">
            <text:p>Runechant</text:p>
          </table:table-cell>
          <table:table-cell table:number-columns-repeated="6"/>
          <table:table-cell office:value-type="string" calcext:value-type="string">
            <text:p>T</text:p>
          </table:table-cell>
          <table:table-cell office:value-type="string" calcext:value-type="string">
            <text:p>Runeblade, Token, Aura</text:p>
          </table:table-cell>
          <table:table-cell table:number-columns-repeated="5"/>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3"/>
          <table:table-cell office:value-type="string" calcext:value-type="string">
            <text:p>S – ARC112 – F, S – ARC112 – U</text:p>
          </table:table-cell>
          <table:table-cell office:value-type="string" calcext:value-type="string">
            <text:p>https://storage.googleapis.com/fabmaster/media/images/ARC112.width-450.png – ARC11212 – F, https://storage.googleapis.com/fabmaster/media/images/U-ARC112.width-450.png - ARC11212 – U</text:p>
          </table:table-cell>
          <table:table-cell/>
          <table:table-cell table:style-name="ce11"/>
          <table:table-cell table:number-columns-repeated="998"/>
        </table:table-row>
        <table:table-row table:style-name="ro8">
          <table:table-cell office:value-type="string" calcext:value-type="string">
            <text:p>ARC113</text:p>
          </table:table-cell>
          <table:table-cell office:value-type="string" calcext:value-type="string">
            <text:p>ARC</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3"/>
          <table:table-cell office:value-type="string" calcext:value-type="string">
            <text:p>S – ARC113 – F, S – ARC113 – U</text:p>
          </table:table-cell>
          <table:table-cell office:value-type="string" calcext:value-type="string">
            <text:p>https://storage.googleapis.com/fabmaster/media/images/ARC113.width-450.png – ARC11313 – F, https://storage.googleapis.com/fabmaster/media/images/U-ARC113.width-450.png - ARC11313 – U</text:p>
          </table:table-cell>
          <table:table-cell/>
          <table:table-cell table:style-name="ce11"/>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3"/>
          <table:table-cell office:value-type="string" calcext:value-type="string">
            <text:p>S – ARC114 – F, S – ARC114 – U</text:p>
          </table:table-cell>
          <table:table-cell office:value-type="string" calcext:value-type="string">
            <text:p>https://storage.googleapis.com/fabmaster/media/images/ARC114.width-450.png – ARC11414 – F, https://storage.googleapis.com/fabmaster/media/images/U-ARC114.width-450.png - ARC11414 – U</text:p>
          </table:table-cell>
          <table:table-cell/>
          <table:table-cell table:style-name="ce11"/>
          <table:table-cell table:number-columns-repeated="998"/>
        </table:table-row>
        <table:table-row table:style-name="ro8">
          <table:table-cell office:value-type="string" calcext:value-type="string">
            <text:p>ARC115</text:p>
          </table:table-cell>
          <table:table-cell office:value-type="string" calcext:value-type="string">
            <text:p>ARC</text:p>
          </table:table-cell>
          <table:table-cell office:value-type="string" calcext:value-type="string">
            <text:p>Crucible of Aetherweave</text:p>
          </table:table-cell>
          <table:table-cell table:number-columns-repeated="6"/>
          <table:table-cell office:value-type="string" calcext:value-type="string">
            <text:p>T</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3"/>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3"/>
          <table:table-cell office:value-type="string" calcext:value-type="string">
            <text:p>S – ARC115 – F, S – ARC115 – U</text:p>
          </table:table-cell>
          <table:table-cell office:value-type="string" calcext:value-type="string">
            <text:p>https://storage.googleapis.com/fabmaster/media/images/ARC115.width-450.png – ARC11515 – F, https://storage.googleapis.com/fabmaster/media/images/U-ARC115.width-450.png - ARC11515 – U</text:p>
          </table:table-cell>
          <table:table-cell/>
          <table:table-cell table:style-name="ce11"/>
          <table:table-cell table:number-columns-repeated="998"/>
        </table:table-row>
        <table:table-row table:style-name="ro6">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3"/>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3"/>
          <table:table-cell office:value-type="string" calcext:value-type="string">
            <text:p>C – ARC116 – F, R – ARC116 – U</text:p>
          </table:table-cell>
          <table:table-cell office:value-type="string" calcext:value-type="string">
            <text:p>https://storage.googleapis.com/fabmaster/media/images/ARC116.width-450.png – ARC11616 – F, https://storage.googleapis.com/fabmaster/media/images/U-ARC116.width-450.png - ARC11616 – U</text:p>
          </table:table-cell>
          <table:table-cell/>
          <table:table-cell table:style-name="ce11"/>
          <table:table-cell table:number-columns-repeated="998"/>
        </table:table-row>
        <table:table-row table:style-name="ro5">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3"/>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3"/>
          <table:table-cell office:value-type="string" calcext:value-type="string">
            <text:p>S C – ARC117 – F, S R – ARC117 – U</text:p>
          </table:table-cell>
          <table:table-cell office:value-type="string" calcext:value-type="string">
            <text:p>https://storage.googleapis.com/fabmaster/media/images/ARC117.width-450.png – ARC11717 – F, https://storage.googleapis.com/fabmaster/media/images/U-ARC117.width-450.png - ARC11717 – U</text:p>
          </table:table-cell>
          <table:table-cell/>
          <table:table-cell table:style-name="ce11"/>
          <table:table-cell table:number-columns-repeated="998"/>
        </table:table-row>
        <table:table-row table:style-name="ro5">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3"/>
          <table:table-cell office:value-type="string" calcext:value-type="string">
            <text:p>S R – ARC118 – F, S R – ARC118 – U</text:p>
          </table:table-cell>
          <table:table-cell office:value-type="string" calcext:value-type="string">
            <text:p>https://storage.googleapis.com/fabmaster/media/images/ARC118.width-450.png – ARC11818 – F, https://storage.googleapis.com/fabmaster/media/images/U-ARC118.width-450.png - ARC11818 – U</text:p>
          </table:table-cell>
          <table:table-cell/>
          <table:table-cell table:style-name="ce11"/>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3"/>
          <table:table-cell office:value-type="string" calcext:value-type="string">
            <text:p>S R – ARC119 – F, S R – ARC119 – U</text:p>
          </table:table-cell>
          <table:table-cell office:value-type="string" calcext:value-type="string">
            <text:p>https://storage.googleapis.com/fabmaster/media/images/ARC119.width-450.png – ARC11919 – F, https://storage.googleapis.com/fabmaster/media/images/U-ARC119.width-450.png - ARC11919 – U</text:p>
          </table:table-cell>
          <table:table-cell/>
          <table:table-cell table:style-name="ce11"/>
          <table:table-cell table:number-columns-repeated="998"/>
        </table:table-row>
        <table:table-row table:style-name="ro6">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3"/>
          <table:table-cell office:value-type="string" calcext:value-type="string">
            <text:p>S R – ARC120 – F, S R – ARC120 – U</text:p>
          </table:table-cell>
          <table:table-cell office:value-type="string" calcext:value-type="string">
            <text:p>https://storage.googleapis.com/fabmaster/media/images/ARC120.width-450.png – ARC12020 – F, https://storage.googleapis.com/fabmaster/media/images/U-ARC120.width-450.png - ARC12020 – U</text:p>
          </table:table-cell>
          <table:table-cell/>
          <table:table-cell table:style-name="ce11"/>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3"/>
          <table:table-cell office:value-type="string" calcext:value-type="string">
            <text:p>S R – ARC121 – F, S R – ARC121 – U</text:p>
          </table:table-cell>
          <table:table-cell office:value-type="string" calcext:value-type="string">
            <text:p>https://storage.googleapis.com/fabmaster/media/images/ARC121.width-450.png – ARC12121 – F, https://storage.googleapis.com/fabmaster/media/images/U-ARC121.width-450.png - ARC12121 – U</text:p>
          </table:table-cell>
          <table:table-cell/>
          <table:table-cell table:style-name="ce11"/>
          <table:table-cell table:number-columns-repeated="998"/>
        </table:table-row>
        <table:table-row table:style-name="ro5">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3"/>
          <table:table-cell office:value-type="string" calcext:value-type="string">
            <text:p>S R – ARC122 – F, S R – ARC122 – U</text:p>
          </table:table-cell>
          <table:table-cell office:value-type="string" calcext:value-type="string">
            <text:p>https://storage.googleapis.com/fabmaster/media/images/ARC122.width-450.png – ARC12222 – F, https://storage.googleapis.com/fabmaster/media/images/U-ARC122.width-450.png - ARC12222 – U</text:p>
          </table:table-cell>
          <table:table-cell/>
          <table:table-cell table:style-name="ce11"/>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table:table-cell office:value-type="string" calcext:value-type="string">
            <text:p>Wizard Defense Reaction</text:p>
          </table:table-cell>
          <table:table-cell table:number-columns-repeated="3"/>
          <table:table-cell office:value-type="string" calcext:value-type="string">
            <text:p>S R – ARC123 – F, S R – ARC123 – U</text:p>
          </table:table-cell>
          <table:table-cell office:value-type="string" calcext:value-type="string">
            <text:p>https://storage.googleapis.com/fabmaster/media/images/ARC123.width-450.png – ARC12323 – F, https://storage.googleapis.com/fabmaster/media/images/U-ARC123.width-450.png - ARC12323 – U</text:p>
          </table:table-cell>
          <table:table-cell/>
          <table:table-cell table:style-name="ce11"/>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4 – F, S R – ARC124 – U</text:p>
          </table:table-cell>
          <table:table-cell office:value-type="string" calcext:value-type="string">
            <text:p>https://storage.googleapis.com/fabmaster/media/images/ARC124.width-450.png – ARC12424 – F, https://storage.googleapis.com/fabmaster/media/images/U-ARC124.width-450.png - ARC12424 – U</text:p>
          </table:table-cell>
          <table:table-cell/>
          <table:table-cell table:style-name="ce11"/>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5 – F, S R – ARC125 – U</text:p>
          </table:table-cell>
          <table:table-cell office:value-type="string" calcext:value-type="string">
            <text:p>https://storage.googleapis.com/fabmaster/media/images/ARC125.width-450.png – ARC12525 – F, https://storage.googleapis.com/fabmaster/media/images/U-ARC125.width-450.png - ARC12525 – U</text:p>
          </table:table-cell>
          <table:table-cell/>
          <table:table-cell table:style-name="ce11"/>
          <table:table-cell table:number-columns-repeated="998"/>
        </table:table-row>
        <table:table-row table:style-name="ro5">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office:value-type="string" calcext:value-type="string">
            <text:p>The power of the Dracai burn in their veins, as they call upon the raging flames to guard their liege.</text:p>
          </table:table-cell>
          <table:table-cell office:value-type="string" calcext:value-type="string">
            <text:p>Wizard Action</text:p>
          </table:table-cell>
          <table:table-cell table:number-columns-repeated="3"/>
          <table:table-cell office:value-type="string" calcext:value-type="string">
            <text:p>S R – ARC126 – F, S R – ARC126 – U</text:p>
          </table:table-cell>
          <table:table-cell office:value-type="string" calcext:value-type="string">
            <text:p>https://storage.googleapis.com/fabmaster/media/images/ARC126.width-450.png – ARC12626 – F, https://storage.googleapis.com/fabmaster/media/images/U-ARC126.width-450.png - ARC12626 – U</text:p>
          </table:table-cell>
          <table:table-cell/>
          <table:table-cell table:style-name="ce11"/>
          <table:table-cell table:number-columns-repeated="998"/>
        </table:table-row>
        <table:table-row table:style-name="ro5">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7 – F, S R – ARC127 – U</text:p>
          </table:table-cell>
          <table:table-cell office:value-type="string" calcext:value-type="string">
            <text:p>https://storage.googleapis.com/fabmaster/media/images/ARC127.width-450.png – ARC12727 – F, https://storage.googleapis.com/fabmaster/media/images/U-ARC127.width-450.png - ARC12727 – U</text:p>
          </table:table-cell>
          <table:table-cell/>
          <table:table-cell table:style-name="ce11"/>
          <table:table-cell table:number-columns-repeated="998"/>
        </table:table-row>
        <table:table-row table:style-name="ro5">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8 – F, S R – ARC128 – U</text:p>
          </table:table-cell>
          <table:table-cell office:value-type="string" calcext:value-type="string">
            <text:p>https://storage.googleapis.com/fabmaster/media/images/ARC128.width-450.png – ARC12828 – F, https://storage.googleapis.com/fabmaster/media/images/U-ARC128.width-450.png - ARC12828 – U</text:p>
          </table:table-cell>
          <table:table-cell/>
          <table:table-cell table:style-name="ce11"/>
          <table:table-cell table:number-columns-repeated="998"/>
        </table:table-row>
        <table:table-row table:style-name="ro4">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3"/>
          <table:table-cell office:value-type="string" calcext:value-type="string">
            <text:p>S R – ARC129 – F, S R – ARC129 – U</text:p>
          </table:table-cell>
          <table:table-cell office:value-type="string" calcext:value-type="string">
            <text:p>https://storage.googleapis.com/fabmaster/media/images/ARC129.width-450.png – ARC12929 – F, https://storage.googleapis.com/fabmaster/media/images/U-ARC129.width-450.png - ARC12929 – U</text:p>
          </table:table-cell>
          <table:table-cell/>
          <table:table-cell table:style-name="ce11"/>
          <table:table-cell table:number-columns-repeated="998"/>
        </table:table-row>
        <table:table-row table:style-name="ro4">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3"/>
          <table:table-cell office:value-type="string" calcext:value-type="string">
            <text:p>S R – ARC130 – F, S R – ARC130 – U</text:p>
          </table:table-cell>
          <table:table-cell office:value-type="string" calcext:value-type="string">
            <text:p>https://storage.googleapis.com/fabmaster/media/images/ARC130.width-450.png – ARC13030 – F, https://storage.googleapis.com/fabmaster/media/images/U-ARC130.width-450.png - ARC13030 – U</text:p>
          </table:table-cell>
          <table:table-cell/>
          <table:table-cell table:style-name="ce11"/>
          <table:table-cell table:number-columns-repeated="998"/>
        </table:table-row>
        <table:table-row table:style-name="ro4">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3"/>
          <table:table-cell office:value-type="string" calcext:value-type="string">
            <text:p>S R – ARC131 – F, S R – ARC131 – U</text:p>
          </table:table-cell>
          <table:table-cell office:value-type="string" calcext:value-type="string">
            <text:p>https://storage.googleapis.com/fabmaster/media/images/ARC131.width-450.png – ARC13131 – F, https://storage.googleapis.com/fabmaster/media/images/U-ARC131.width-450.png - ARC13131 – U</text:p>
          </table:table-cell>
          <table:table-cell/>
          <table:table-cell table:style-name="ce11"/>
          <table:table-cell table:number-columns-repeated="998"/>
        </table:table-row>
        <table:table-row table:style-name="ro5">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2 – F, S R – ARC132 – U</text:p>
          </table:table-cell>
          <table:table-cell office:value-type="string" calcext:value-type="string">
            <text:p>https://storage.googleapis.com/fabmaster/media/images/ARC132.width-450.png – ARC13232 – F, https://storage.googleapis.com/fabmaster/media/images/U-ARC132.width-450.png - ARC13232 – U</text:p>
          </table:table-cell>
          <table:table-cell/>
          <table:table-cell table:style-name="ce11"/>
          <table:table-cell table:number-columns-repeated="998"/>
        </table:table-row>
        <table:table-row table:style-name="ro5">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3 – F, S R – ARC133 – U</text:p>
          </table:table-cell>
          <table:table-cell office:value-type="string" calcext:value-type="string">
            <text:p>https://storage.googleapis.com/fabmaster/media/images/ARC133.width-450.png – ARC13333 – F, https://storage.googleapis.com/fabmaster/media/images/U-ARC133.width-450.png - ARC13333 – U</text:p>
          </table:table-cell>
          <table:table-cell/>
          <table:table-cell table:style-name="ce11"/>
          <table:table-cell table:number-columns-repeated="998"/>
        </table:table-row>
        <table:table-row table:style-name="ro5">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4 – F, S R – ARC134 – U</text:p>
          </table:table-cell>
          <table:table-cell office:value-type="string" calcext:value-type="string">
            <text:p>https://storage.googleapis.com/fabmaster/media/images/ARC134.width-450.png – ARC13434 – F, https://storage.googleapis.com/fabmaster/media/images/U-ARC134.width-450.png - ARC13434 – U</text:p>
          </table:table-cell>
          <table:table-cell/>
          <table:table-cell table:style-name="ce11"/>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5 – F, S R – ARC135 – U</text:p>
          </table:table-cell>
          <table:table-cell office:value-type="string" calcext:value-type="string">
            <text:p>https://storage.googleapis.com/fabmaster/media/images/ARC135.width-450.png – ARC13535 – F, https://storage.googleapis.com/fabmaster/media/images/U-ARC135.width-450.png - ARC13535 – U</text:p>
          </table:table-cell>
          <table:table-cell/>
          <table:table-cell table:style-name="ce11"/>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6 – F, S R – ARC136 – U</text:p>
          </table:table-cell>
          <table:table-cell office:value-type="string" calcext:value-type="string">
            <text:p>https://storage.googleapis.com/fabmaster/media/images/ARC136.width-450.png – ARC13636 – F, https://storage.googleapis.com/fabmaster/media/images/U-ARC136.width-450.png - ARC13636 – U</text:p>
          </table:table-cell>
          <table:table-cell/>
          <table:table-cell table:style-name="ce11"/>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7 – F, S R – ARC137 – U</text:p>
          </table:table-cell>
          <table:table-cell office:value-type="string" calcext:value-type="string">
            <text:p>https://storage.googleapis.com/fabmaster/media/images/ARC137.width-450.png – ARC13737 – F, https://storage.googleapis.com/fabmaster/media/images/U-ARC137.width-450.png - ARC13737 – U</text:p>
          </table:table-cell>
          <table:table-cell/>
          <table:table-cell table:style-name="ce11"/>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8 – F, S R – ARC138 – U</text:p>
          </table:table-cell>
          <table:table-cell office:value-type="string" calcext:value-type="string">
            <text:p>https://storage.googleapis.com/fabmaster/media/images/ARC138.width-450.png – ARC13838 – F, https://storage.googleapis.com/fabmaster/media/images/U-ARC138.width-450.png - ARC13838 – U</text:p>
          </table:table-cell>
          <table:table-cell/>
          <table:table-cell table:style-name="ce11"/>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9 – F, S R – ARC139 – U</text:p>
          </table:table-cell>
          <table:table-cell office:value-type="string" calcext:value-type="string">
            <text:p>https://storage.googleapis.com/fabmaster/media/images/ARC139.width-450.png – ARC13939 – F, https://storage.googleapis.com/fabmaster/media/images/U-ARC139.width-450.png - ARC13939 – U</text:p>
          </table:table-cell>
          <table:table-cell/>
          <table:table-cell table:style-name="ce11"/>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40 – F, S R – ARC140 – U</text:p>
          </table:table-cell>
          <table:table-cell office:value-type="string" calcext:value-type="string">
            <text:p>https://storage.googleapis.com/fabmaster/media/images/ARC140.width-450.png – ARC14040 – F, https://storage.googleapis.com/fabmaster/media/images/U-ARC140.width-450.png - ARC14040 – U</text:p>
          </table:table-cell>
          <table:table-cell/>
          <table:table-cell table:style-name="ce11"/>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1 – F, S R – ARC141 – U</text:p>
          </table:table-cell>
          <table:table-cell office:value-type="string" calcext:value-type="string">
            <text:p>https://storage.googleapis.com/fabmaster/media/images/ARC141.width-450.png – ARC14141 – F, https://storage.googleapis.com/fabmaster/media/images/U-ARC141.width-450.png - ARC14141 – U</text:p>
          </table:table-cell>
          <table:table-cell/>
          <table:table-cell table:style-name="ce11"/>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2 – F, S R – ARC142 – U</text:p>
          </table:table-cell>
          <table:table-cell office:value-type="string" calcext:value-type="string">
            <text:p>https://storage.googleapis.com/fabmaster/media/images/ARC142.width-450.png – ARC14242 – F, https://storage.googleapis.com/fabmaster/media/images/U-ARC142.width-450.png - ARC14242 – U</text:p>
          </table:table-cell>
          <table:table-cell/>
          <table:table-cell table:style-name="ce11"/>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3 – F, S R – ARC143 – U</text:p>
          </table:table-cell>
          <table:table-cell office:value-type="string" calcext:value-type="string">
            <text:p>https://storage.googleapis.com/fabmaster/media/images/ARC143.width-450.png – ARC14343 – F, https://storage.googleapis.com/fabmaster/media/images/U-ARC143.width-450.png - ARC14343 – U</text:p>
          </table:table-cell>
          <table:table-cell/>
          <table:table-cell table:style-name="ce11"/>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4 – F, S R – ARC144 – U</text:p>
          </table:table-cell>
          <table:table-cell office:value-type="string" calcext:value-type="string">
            <text:p>https://storage.googleapis.com/fabmaster/media/images/ARC144.width-450.png – ARC14444 – F, https://storage.googleapis.com/fabmaster/media/images/U-ARC144.width-450.png - ARC14444 – U</text:p>
          </table:table-cell>
          <table:table-cell/>
          <table:table-cell table:style-name="ce11"/>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5 – F, S R – ARC145 – U</text:p>
          </table:table-cell>
          <table:table-cell office:value-type="string" calcext:value-type="string">
            <text:p>https://storage.googleapis.com/fabmaster/media/images/ARC145.width-450.png – ARC14545 – F, https://storage.googleapis.com/fabmaster/media/images/U-ARC145.width-450.png - ARC14545 – U</text:p>
          </table:table-cell>
          <table:table-cell/>
          <table:table-cell table:style-name="ce11"/>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6 – F, S R – ARC146 – U</text:p>
          </table:table-cell>
          <table:table-cell office:value-type="string" calcext:value-type="string">
            <text:p>https://storage.googleapis.com/fabmaster/media/images/ARC146.width-450.png – ARC14646 – F, https://storage.googleapis.com/fabmaster/media/images/U-ARC146.width-450.png - ARC14646 – U</text:p>
          </table:table-cell>
          <table:table-cell/>
          <table:table-cell table:style-name="ce11"/>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5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7 – F, S R – ARC147 – U</text:p>
          </table:table-cell>
          <table:table-cell office:value-type="string" calcext:value-type="string">
            <text:p>https://storage.googleapis.com/fabmaster/media/images/ARC147.width-450.png – ARC14747 – F, https://storage.googleapis.com/fabmaster/media/images/U-ARC147.width-450.png - ARC14747 – U</text:p>
          </table:table-cell>
          <table:table-cell/>
          <table:table-cell table:style-name="ce11"/>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8 – F, S R – ARC148 – U</text:p>
          </table:table-cell>
          <table:table-cell office:value-type="string" calcext:value-type="string">
            <text:p>https://storage.googleapis.com/fabmaster/media/images/ARC148.width-450.png – ARC14848 – F, https://storage.googleapis.com/fabmaster/media/images/U-ARC148.width-450.png - ARC14848 – U</text:p>
          </table:table-cell>
          <table:table-cell/>
          <table:table-cell table:style-name="ce11"/>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9 – F, S R – ARC149 – U</text:p>
          </table:table-cell>
          <table:table-cell office:value-type="string" calcext:value-type="string">
            <text:p>https://storage.googleapis.com/fabmaster/media/images/ARC149.width-450.png – ARC14949 – F, https://storage.googleapis.com/fabmaster/media/images/U-ARC149.width-450.png - ARC14949 – U</text:p>
          </table:table-cell>
          <table:table-cell/>
          <table:table-cell table:style-name="ce11"/>
          <table:table-cell table:number-columns-repeated="998"/>
        </table:table-row>
        <table:table-row table:style-name="ro7">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4"/>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C – ARC150 – F, R – ARC150 – U</text:p>
          </table:table-cell>
          <table:table-cell office:value-type="string" calcext:value-type="string">
            <text:p>https://storage.googleapis.com/fabmaster/media/images/ARC150.width-450.png – ARC15050 – F, https://storage.googleapis.com/fabmaster/media/images/U-ARC150.width-450.png - ARC15050 – U</text:p>
          </table:table-cell>
          <table:table-cell/>
          <table:table-cell table:style-name="ce11"/>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number-columns-repeated="2"/>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3"/>
          <table:table-cell office:value-type="string" calcext:value-type="string">
            <text:p>S C – ARC151 – F, S R – ARC151 – U</text:p>
          </table:table-cell>
          <table:table-cell office:value-type="string" calcext:value-type="string">
            <text:p>https://storage.googleapis.com/fabmaster/media/images/ARC151.width-450.png – ARC15151 – F, https://storage.googleapis.com/fabmaster/media/images/U-ARC151.width-450.png - ARC15151 – U</text:p>
          </table:table-cell>
          <table:table-cell/>
          <table:table-cell table:style-name="ce11"/>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5"/>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3"/>
          <table:table-cell office:value-type="string" calcext:value-type="string">
            <text:p>S C – ARC152 – F, S R – ARC152 – U</text:p>
          </table:table-cell>
          <table:table-cell office:value-type="string" calcext:value-type="string">
            <text:p>https://storage.googleapis.com/fabmaster/media/images/ARC152.width-450.png – ARC15252 – F, https://storage.googleapis.com/fabmaster/media/images/U-ARC152.width-450.png - ARC15252 – U</text:p>
          </table:table-cell>
          <table:table-cell/>
          <table:table-cell table:style-name="ce11"/>
          <table:table-cell table:number-columns-repeated="998"/>
        </table:table-row>
        <table:table-row table:style-name="ro5">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3"/>
          <table:table-cell office:value-type="string" calcext:value-type="string">
            <text:p>S C – ARC153 – F, S R – ARC153 – U</text:p>
          </table:table-cell>
          <table:table-cell office:value-type="string" calcext:value-type="string">
            <text:p>https://storage.googleapis.com/fabmaster/media/images/ARC153.width-450.png – ARC15353 – F, https://storage.googleapis.com/fabmaster/media/images/U-ARC153.width-450.png - ARC15353 – U</text:p>
          </table:table-cell>
          <table:table-cell/>
          <table:table-cell table:style-name="ce11"/>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3"/>
          <table:table-cell office:value-type="string" calcext:value-type="string">
            <text:p>S C – ARC154 – F, S R – ARC154 – U</text:p>
          </table:table-cell>
          <table:table-cell office:value-type="string" calcext:value-type="string">
            <text:p>https://storage.googleapis.com/fabmaster/media/images/ARC154.width-450.png – ARC15454 – F, https://storage.googleapis.com/fabmaster/media/images/U-ARC154.width-450.png - ARC15454 – U</text:p>
          </table:table-cell>
          <table:table-cell/>
          <table:table-cell table:style-name="ce11"/>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3"/>
          <table:table-cell office:value-type="string" calcext:value-type="string">
            <text:p>S C – ARC155 – F, S R – ARC155 – U</text:p>
          </table:table-cell>
          <table:table-cell office:value-type="string" calcext:value-type="string">
            <text:p>https://storage.googleapis.com/fabmaster/media/images/ARC155.width-450.png – ARC15555 – F, https://storage.googleapis.com/fabmaster/media/images/U-ARC155.width-450.png - ARC15555 – U</text:p>
          </table:table-cell>
          <table:table-cell/>
          <table:table-cell table:style-name="ce11"/>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3"/>
          <table:table-cell office:value-type="string" calcext:value-type="string">
            <text:p>S C – ARC156 – F, S R – ARC156 – U</text:p>
          </table:table-cell>
          <table:table-cell office:value-type="string" calcext:value-type="string">
            <text:p>https://storage.googleapis.com/fabmaster/media/images/ARC156.width-450.png – ARC15656 – F, https://storage.googleapis.com/fabmaster/media/images/U-ARC156.width-450.png - ARC15656 – U</text:p>
          </table:table-cell>
          <table:table-cell/>
          <table:table-cell table:style-name="ce11"/>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3"/>
          <table:table-cell office:value-type="string" calcext:value-type="string">
            <text:p>S C – ARC157 – F, S R – ARC157 – U</text:p>
          </table:table-cell>
          <table:table-cell office:value-type="string" calcext:value-type="string">
            <text:p>https://storage.googleapis.com/fabmaster/media/images/ARC157.width-450.png – ARC15757 – F, https://storage.googleapis.com/fabmaster/media/images/U-ARC157.width-450.png - ARC15757 – U</text:p>
          </table:table-cell>
          <table:table-cell/>
          <table:table-cell table:style-name="ce11"/>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3"/>
          <table:table-cell office:value-type="string" calcext:value-type="string">
            <text:p>S C – ARC158 – F, S R – ARC158 – U</text:p>
          </table:table-cell>
          <table:table-cell office:value-type="string" calcext:value-type="string">
            <text:p>https://storage.googleapis.com/fabmaster/media/images/ARC158.width-450.png – ARC15858 – F, https://storage.googleapis.com/fabmaster/media/images/U-ARC158.width-450.png - ARC15858 – U</text:p>
          </table:table-cell>
          <table:table-cell/>
          <table:table-cell table:style-name="ce11"/>
          <table:table-cell table:number-columns-repeated="998"/>
        </table:table-row>
        <table:table-row table:style-name="ro8">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5"/>
          <table:table-cell office:value-type="string" calcext:value-type="string">
            <text:p>Defense reactions can’t be played to Command and Conquer’s chain link.</text:p>
            <text:p>If Command and Conquer hits a hero, destroy all cards in their arsenal.</text:p>
          </table:table-cell>
          <table:table-cell/>
          <table:table-cell office:value-type="string" calcext:value-type="string">
            <text:p>Generic Action – Attack</text:p>
          </table:table-cell>
          <table:table-cell table:number-columns-repeated="3"/>
          <table:table-cell office:value-type="string" calcext:value-type="string">
            <text:p>S R – ARC159 – F, S R – ARC159 – U</text:p>
          </table:table-cell>
          <table:table-cell office:value-type="string" calcext:value-type="string">
            <text:p>https://storage.googleapis.com/fabmaster/media/images/ARC159.width-450.png – ARC15959 – F, https://storage.googleapis.com/fabmaster/media/images/U-ARC159.width-450.png - ARC15959 – U</text:p>
          </table:table-cell>
          <table:table-cell/>
          <table:table-cell table:style-name="ce11"/>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5"/>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3"/>
          <table:table-cell office:value-type="string" calcext:value-type="string">
            <text:p>S R – ARC160 – F, S R – ARC160 – U</text:p>
          </table:table-cell>
          <table:table-cell office:value-type="string" calcext:value-type="string">
            <text:p>https://storage.googleapis.com/fabmaster/media/images/ARC160.width-450.png – ARC16060 – F, https://storage.googleapis.com/fabmaster/media/images/U-ARC160.width-450.png - ARC16060 – U</text:p>
          </table:table-cell>
          <table:table-cell/>
          <table:table-cell table:style-name="ce11"/>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5"/>
          <table:table-cell office:value-type="string" calcext:value-type="string">
            <text:p>If Pursuit of Knowledge hits, your hero gains +1 {i} until end of turn.</text:p>
          </table:table-cell>
          <table:table-cell/>
          <table:table-cell office:value-type="string" calcext:value-type="string">
            <text:p>Generic Action – Attack</text:p>
          </table:table-cell>
          <table:table-cell table:number-columns-repeated="3"/>
          <table:table-cell office:value-type="string" calcext:value-type="string">
            <text:p>S R – ARC161 – F, S R – ARC161 – U</text:p>
          </table:table-cell>
          <table:table-cell office:value-type="string" calcext:value-type="string">
            <text:p>https://storage.googleapis.com/fabmaster/media/images/ARC161.width-450.png – ARC16161 – F, https://storage.googleapis.com/fabmaster/media/images/U-ARC161.width-450.png - ARC16161 – U</text:p>
          </table:table-cell>
          <table:table-cell/>
          <table:table-cell table:style-name="ce11"/>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3"/>
          <table:table-cell office:value-type="string" calcext:value-type="string">
            <text:p>S R – ARC162 – F, S R – ARC162 – U</text:p>
          </table:table-cell>
          <table:table-cell office:value-type="string" calcext:value-type="string">
            <text:p>https://storage.googleapis.com/fabmaster/media/images/ARC162.width-450.png – ARC16262 – F, https://storage.googleapis.com/fabmaster/media/images/U-ARC162.width-450.png - ARC16262 – U</text:p>
          </table:table-cell>
          <table:table-cell/>
          <table:table-cell table:style-name="ce11"/>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3"/>
          <table:table-cell office:value-type="string" calcext:value-type="string">
            <text:p>S R – ARC163 – F, S R – ARC163 – U</text:p>
          </table:table-cell>
          <table:table-cell office:value-type="string" calcext:value-type="string">
            <text:p>https://storage.googleapis.com/fabmaster/media/images/ARC163.width-450.png – ARC16363 – F, https://storage.googleapis.com/fabmaster/media/images/U-ARC163.width-450.png - ARC16363 – U</text:p>
          </table:table-cell>
          <table:table-cell/>
          <table:table-cell table:style-name="ce11"/>
          <table:table-cell table:number-columns-repeated="998"/>
        </table:table-row>
        <table:table-row table:style-name="ro4">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4 – F, S R – ARC164 – U</text:p>
          </table:table-cell>
          <table:table-cell office:value-type="string" calcext:value-type="string">
            <text:p>https://storage.googleapis.com/fabmaster/media/images/ARC164.width-450.png – ARC16464 – F, https://storage.googleapis.com/fabmaster/media/images/U-ARC164.width-450.png - ARC16464 – U</text:p>
          </table:table-cell>
          <table:table-cell/>
          <table:table-cell table:style-name="ce11"/>
          <table:table-cell table:number-columns-repeated="998"/>
        </table:table-row>
        <table:table-row table:style-name="ro4">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5 – F, S R – ARC165 – U</text:p>
          </table:table-cell>
          <table:table-cell office:value-type="string" calcext:value-type="string">
            <text:p>https://storage.googleapis.com/fabmaster/media/images/ARC165.width-450.png – ARC16565 – F, https://storage.googleapis.com/fabmaster/media/images/U-ARC165.width-450.png - ARC16565 – U</text:p>
          </table:table-cell>
          <table:table-cell/>
          <table:table-cell table:style-name="ce11"/>
          <table:table-cell table:number-columns-repeated="998"/>
        </table:table-row>
        <table:table-row table:style-name="ro4">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6 – F, S R – ARC166 – U</text:p>
          </table:table-cell>
          <table:table-cell office:value-type="string" calcext:value-type="string">
            <text:p>https://storage.googleapis.com/fabmaster/media/images/ARC166.width-450.png – ARC16666 – F, https://storage.googleapis.com/fabmaster/media/images/U-ARC166.width-450.png - ARC16666 – U</text:p>
          </table:table-cell>
          <table:table-cell/>
          <table:table-cell table:style-name="ce11"/>
          <table:table-cell table:number-columns-repeated="998"/>
        </table:table-row>
        <table:table-row table:style-name="ro1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7 – F, S R – ARC167 – U</text:p>
          </table:table-cell>
          <table:table-cell office:value-type="string" calcext:value-type="string">
            <text:p>https://storage.googleapis.com/fabmaster/media/images/ARC167.width-450.png – ARC16767 – F, https://storage.googleapis.com/fabmaster/media/images/U-ARC167.width-450.png - ARC16767 – U</text:p>
          </table:table-cell>
          <table:table-cell/>
          <table:table-cell table:style-name="ce11"/>
          <table:table-cell table:number-columns-repeated="998"/>
        </table:table-row>
        <table:table-row table:style-name="ro1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8 – F, S R – ARC168 – U</text:p>
          </table:table-cell>
          <table:table-cell office:value-type="string" calcext:value-type="string">
            <text:p>https://storage.googleapis.com/fabmaster/media/images/ARC168.width-450.png – ARC16868 – F, https://storage.googleapis.com/fabmaster/media/images/U-ARC168.width-450.png - ARC16868 – U</text:p>
          </table:table-cell>
          <table:table-cell/>
          <table:table-cell table:style-name="ce11"/>
          <table:table-cell table:number-columns-repeated="998"/>
        </table:table-row>
        <table:table-row table:style-name="ro1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9 – F, S R – ARC169 – U</text:p>
          </table:table-cell>
          <table:table-cell office:value-type="string" calcext:value-type="string">
            <text:p>https://storage.googleapis.com/fabmaster/media/images/ARC169.width-450.png – ARC16969 – F, https://storage.googleapis.com/fabmaster/media/images/U-ARC169.width-450.png - ARC16969 – U</text:p>
          </table:table-cell>
          <table:table-cell/>
          <table:table-cell table:style-name="ce11"/>
          <table:table-cell table:number-columns-repeated="998"/>
        </table:table-row>
        <table:table-row table:style-name="ro6">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70 – F, https://storage.googleapis.com/fabmaster/media/images/U-ARC170.width-450.png - ARC17070 – U</text:p>
          </table:table-cell>
          <table:table-cell/>
          <table:table-cell table:style-name="ce11"/>
          <table:table-cell table:number-columns-repeated="998"/>
        </table:table-row>
        <table:table-row table:style-name="ro6">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71 – F, https://storage.googleapis.com/fabmaster/media/images/U-ARC171.width-450.png - ARC17171 – U</text:p>
          </table:table-cell>
          <table:table-cell/>
          <table:table-cell table:style-name="ce11"/>
          <table:table-cell table:number-columns-repeated="998"/>
        </table:table-row>
        <table:table-row table:style-name="ro6">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72 – F, https://storage.googleapis.com/fabmaster/media/images/U-ARC172.width-450.png - ARC17272 – U</text:p>
          </table:table-cell>
          <table:table-cell/>
          <table:table-cell table:style-name="ce11"/>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3 – F, S R – ARC173 – U</text:p>
          </table:table-cell>
          <table:table-cell office:value-type="string" calcext:value-type="string">
            <text:p>https://storage.googleapis.com/fabmaster/media/images/ARC173.width-450.png – ARC17373 – F, https://storage.googleapis.com/fabmaster/media/images/U-ARC173.width-450.png - ARC17373 – U</text:p>
          </table:table-cell>
          <table:table-cell/>
          <table:table-cell table:style-name="ce11"/>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4 – F, S R – ARC174 – U</text:p>
          </table:table-cell>
          <table:table-cell office:value-type="string" calcext:value-type="string">
            <text:p>https://storage.googleapis.com/fabmaster/media/images/ARC174.width-450.png – ARC17474 – F, https://storage.googleapis.com/fabmaster/media/images/U-ARC174.width-450.png - ARC17474 – U</text:p>
          </table:table-cell>
          <table:table-cell/>
          <table:table-cell table:style-name="ce11"/>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5 – F, S R – ARC175 – U</text:p>
          </table:table-cell>
          <table:table-cell office:value-type="string" calcext:value-type="string">
            <text:p>https://storage.googleapis.com/fabmaster/media/images/ARC175.width-450.png – ARC17575 – F, https://storage.googleapis.com/fabmaster/media/images/U-ARC175.width-450.png - ARC17575 – U</text:p>
          </table:table-cell>
          <table:table-cell/>
          <table:table-cell table:style-name="ce11"/>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6 – F, S R – ARC176 – U</text:p>
          </table:table-cell>
          <table:table-cell office:value-type="string" calcext:value-type="string">
            <text:p>https://storage.googleapis.com/fabmaster/media/images/ARC176.width-450.png – ARC17676 – F, https://storage.googleapis.com/fabmaster/media/images/U-ARC176.width-450.png - ARC17676 – U</text:p>
          </table:table-cell>
          <table:table-cell/>
          <table:table-cell table:style-name="ce11"/>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7 – F, S R – ARC177 – U</text:p>
          </table:table-cell>
          <table:table-cell office:value-type="string" calcext:value-type="string">
            <text:p>https://storage.googleapis.com/fabmaster/media/images/ARC177.width-450.png – ARC17777 – F, https://storage.googleapis.com/fabmaster/media/images/U-ARC177.width-450.png - ARC17777 – U</text:p>
          </table:table-cell>
          <table:table-cell/>
          <table:table-cell table:style-name="ce11"/>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8 – F, S R – ARC178 – U</text:p>
          </table:table-cell>
          <table:table-cell office:value-type="string" calcext:value-type="string">
            <text:p>https://storage.googleapis.com/fabmaster/media/images/ARC178.width-450.png – ARC17878 – F, https://storage.googleapis.com/fabmaster/media/images/U-ARC178.width-450.png - ARC17878 – U</text:p>
          </table:table-cell>
          <table:table-cell/>
          <table:table-cell table:style-name="ce11"/>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79 – F, S R – ARC179 – U</text:p>
          </table:table-cell>
          <table:table-cell office:value-type="string" calcext:value-type="string">
            <text:p>https://storage.googleapis.com/fabmaster/media/images/ARC179.width-450.png – ARC17979 – F, https://storage.googleapis.com/fabmaster/media/images/U-ARC179.width-450.png - ARC17979 – U</text:p>
          </table:table-cell>
          <table:table-cell/>
          <table:table-cell table:style-name="ce11"/>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0 – F, S R – ARC180 – U</text:p>
          </table:table-cell>
          <table:table-cell office:value-type="string" calcext:value-type="string">
            <text:p>https://storage.googleapis.com/fabmaster/media/images/ARC180.width-450.png – ARC18080 – F, https://storage.googleapis.com/fabmaster/media/images/U-ARC180.width-450.png - ARC18080 – U</text:p>
          </table:table-cell>
          <table:table-cell/>
          <table:table-cell table:style-name="ce11"/>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1 – F, S R – ARC181 – U</text:p>
          </table:table-cell>
          <table:table-cell office:value-type="string" calcext:value-type="string">
            <text:p>https://storage.googleapis.com/fabmaster/media/images/ARC181.width-450.png – ARC18181 – F, https://storage.googleapis.com/fabmaster/media/images/U-ARC181.width-450.png - ARC18181 – U</text:p>
          </table:table-cell>
          <table:table-cell/>
          <table:table-cell table:style-name="ce11"/>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2 – F, S R – ARC182 – U</text:p>
          </table:table-cell>
          <table:table-cell office:value-type="string" calcext:value-type="string">
            <text:p>https://storage.googleapis.com/fabmaster/media/images/ARC182.width-450.png – ARC18282 – F, https://storage.googleapis.com/fabmaster/media/images/U-ARC182.width-450.png - ARC18282 – U</text:p>
          </table:table-cell>
          <table:table-cell/>
          <table:table-cell table:style-name="ce11"/>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3 – F, S R – ARC183 – U</text:p>
          </table:table-cell>
          <table:table-cell office:value-type="string" calcext:value-type="string">
            <text:p>https://storage.googleapis.com/fabmaster/media/images/ARC183.width-450.png – ARC18383 – F, https://storage.googleapis.com/fabmaster/media/images/U-ARC183.width-450.png - ARC18383 – U</text:p>
          </table:table-cell>
          <table:table-cell/>
          <table:table-cell table:style-name="ce11"/>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4 – F, S R – ARC184 – U</text:p>
          </table:table-cell>
          <table:table-cell office:value-type="string" calcext:value-type="string">
            <text:p>https://storage.googleapis.com/fabmaster/media/images/ARC184.width-450.png – ARC18484 – F, https://storage.googleapis.com/fabmaster/media/images/U-ARC184.width-450.png - ARC18484 – U</text:p>
          </table:table-cell>
          <table:table-cell/>
          <table:table-cell table:style-name="ce11"/>
          <table:table-cell table:number-columns-repeated="998"/>
        </table:table-row>
        <table:table-row table:style-name="ro5">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5 – F, S R – ARC185 – U</text:p>
          </table:table-cell>
          <table:table-cell office:value-type="string" calcext:value-type="string">
            <text:p>https://storage.googleapis.com/fabmaster/media/images/ARC185.width-450.png – ARC18585 – F, https://storage.googleapis.com/fabmaster/media/images/U-ARC185.width-450.png - ARC18585 – U</text:p>
          </table:table-cell>
          <table:table-cell/>
          <table:table-cell table:style-name="ce11"/>
          <table:table-cell table:number-columns-repeated="998"/>
        </table:table-row>
        <table:table-row table:style-name="ro5">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6 – F, S R – ARC186 – U</text:p>
          </table:table-cell>
          <table:table-cell office:value-type="string" calcext:value-type="string">
            <text:p>https://storage.googleapis.com/fabmaster/media/images/ARC186.width-450.png – ARC18686 – F, https://storage.googleapis.com/fabmaster/media/images/U-ARC186.width-450.png - ARC18686 – U</text:p>
          </table:table-cell>
          <table:table-cell/>
          <table:table-cell table:style-name="ce11"/>
          <table:table-cell table:number-columns-repeated="998"/>
        </table:table-row>
        <table:table-row table:style-name="ro5">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7 – F, S R – ARC187 – U</text:p>
          </table:table-cell>
          <table:table-cell office:value-type="string" calcext:value-type="string">
            <text:p>https://storage.googleapis.com/fabmaster/media/images/ARC187.width-450.png – ARC18787 – F, https://storage.googleapis.com/fabmaster/media/images/U-ARC187.width-450.png - ARC18787 – U</text:p>
          </table:table-cell>
          <table:table-cell/>
          <table:table-cell table:style-name="ce11"/>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8 – F, S R – ARC188 – U</text:p>
          </table:table-cell>
          <table:table-cell office:value-type="string" calcext:value-type="string">
            <text:p>https://storage.googleapis.com/fabmaster/media/images/ARC188.width-450.png – ARC18888 – F, https://storage.googleapis.com/fabmaster/media/images/U-ARC188.width-450.png - ARC18888 – U</text:p>
          </table:table-cell>
          <table:table-cell/>
          <table:table-cell table:style-name="ce11"/>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9 – F, S R – ARC189 – U</text:p>
          </table:table-cell>
          <table:table-cell office:value-type="string" calcext:value-type="string">
            <text:p>https://storage.googleapis.com/fabmaster/media/images/ARC189.width-450.png – ARC18989 – F, https://storage.googleapis.com/fabmaster/media/images/U-ARC189.width-450.png - ARC18989 – U</text:p>
          </table:table-cell>
          <table:table-cell/>
          <table:table-cell table:style-name="ce11"/>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90 – F, S R – ARC190 – U</text:p>
          </table:table-cell>
          <table:table-cell office:value-type="string" calcext:value-type="string">
            <text:p>https://storage.googleapis.com/fabmaster/media/images/ARC190.width-450.png – ARC19090 – F, https://storage.googleapis.com/fabmaster/media/images/U-ARC190.width-450.png - ARC19090 – U</text:p>
          </table:table-cell>
          <table:table-cell/>
          <table:table-cell table:style-name="ce11"/>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1 – F, S R – ARC191 – U</text:p>
          </table:table-cell>
          <table:table-cell office:value-type="string" calcext:value-type="string">
            <text:p>https://storage.googleapis.com/fabmaster/media/images/ARC191.width-450.png – ARC19191 – F, https://storage.googleapis.com/fabmaster/media/images/U-ARC191.width-450.png - ARC19191 – U</text:p>
          </table:table-cell>
          <table:table-cell/>
          <table:table-cell table:style-name="ce11"/>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2 – F, S R – ARC192 – U</text:p>
          </table:table-cell>
          <table:table-cell office:value-type="string" calcext:value-type="string">
            <text:p>https://storage.googleapis.com/fabmaster/media/images/ARC192.width-450.png – ARC19292 – F, https://storage.googleapis.com/fabmaster/media/images/U-ARC192.width-450.png - ARC19292 – U</text:p>
          </table:table-cell>
          <table:table-cell/>
          <table:table-cell table:style-name="ce11"/>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3 – F, S R – ARC193 – U</text:p>
          </table:table-cell>
          <table:table-cell office:value-type="string" calcext:value-type="string">
            <text:p>https://storage.googleapis.com/fabmaster/media/images/ARC193.width-450.png – ARC19393 – F, https://storage.googleapis.com/fabmaster/media/images/U-ARC193.width-450.png - ARC19393 – U</text:p>
          </table:table-cell>
          <table:table-cell/>
          <table:table-cell table:style-name="ce11"/>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4 – F, S R – ARC194 – U</text:p>
          </table:table-cell>
          <table:table-cell office:value-type="string" calcext:value-type="string">
            <text:p>https://storage.googleapis.com/fabmaster/media/images/ARC194.width-450.png – ARC19494 – F, https://storage.googleapis.com/fabmaster/media/images/U-ARC194.width-450.png - ARC19494 – U</text:p>
          </table:table-cell>
          <table:table-cell/>
          <table:table-cell table:style-name="ce11"/>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5 – F, S R – ARC195 – U</text:p>
          </table:table-cell>
          <table:table-cell office:value-type="string" calcext:value-type="string">
            <text:p>https://storage.googleapis.com/fabmaster/media/images/ARC195.width-450.png – ARC19595 – F, https://storage.googleapis.com/fabmaster/media/images/U-ARC195.width-450.png - ARC19595 – U</text:p>
          </table:table-cell>
          <table:table-cell/>
          <table:table-cell table:style-name="ce11"/>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6 – F, S R – ARC196 – U</text:p>
          </table:table-cell>
          <table:table-cell office:value-type="string" calcext:value-type="string">
            <text:p>https://storage.googleapis.com/fabmaster/media/images/ARC196.width-450.png – ARC19696 – F, https://storage.googleapis.com/fabmaster/media/images/U-ARC196.width-450.png - ARC19696 – U</text:p>
          </table:table-cell>
          <table:table-cell/>
          <table:table-cell table:style-name="ce11"/>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7 – F, S R – ARC197 – U</text:p>
          </table:table-cell>
          <table:table-cell office:value-type="string" calcext:value-type="string">
            <text:p>https://storage.googleapis.com/fabmaster/media/images/ARC197.width-450.png – ARC19797 – F, https://storage.googleapis.com/fabmaster/media/images/U-ARC197.width-450.png - ARC19797 – U</text:p>
          </table:table-cell>
          <table:table-cell/>
          <table:table-cell table:style-name="ce11"/>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8 – F, S R – ARC198 – U</text:p>
          </table:table-cell>
          <table:table-cell office:value-type="string" calcext:value-type="string">
            <text:p>https://storage.googleapis.com/fabmaster/media/images/ARC198.width-450.png – ARC19898 – F, https://storage.googleapis.com/fabmaster/media/images/U-ARC198.width-450.png - ARC19898 – U</text:p>
          </table:table-cell>
          <table:table-cell/>
          <table:table-cell table:style-name="ce11"/>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9 – F, S R – ARC199 – U</text:p>
          </table:table-cell>
          <table:table-cell office:value-type="string" calcext:value-type="string">
            <text:p>https://storage.googleapis.com/fabmaster/media/images/ARC199.width-450.png – ARC19999 – F, https://storage.googleapis.com/fabmaster/media/images/U-ARC199.width-450.png - ARC19999 – U</text:p>
          </table:table-cell>
          <table:table-cell/>
          <table:table-cell table:style-name="ce11"/>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998"/>
        </table:table-row>
        <table:table-row table:style-name="ro4">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998"/>
        </table:table-row>
        <table:table-row table:style-name="ro4">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998"/>
        </table:table-row>
        <table:table-row table:style-name="ro4">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998"/>
        </table:table-row>
        <table:table-row table:style-name="ro4">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4"/>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998"/>
        </table:table-row>
        <table:table-row table:style-name="ro4">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4"/>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998"/>
        </table:table-row>
        <table:table-row table:style-name="ro4">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998"/>
        </table:table-row>
        <table:table-row table:style-name="ro14">
          <table:table-cell table:number-columns-repeated="25"/>
          <table:table-cell table:style-name="ce11"/>
          <table:table-cell table:number-columns-repeated="998"/>
        </table:table-row>
        <table:table-row table:style-name="ro14" table:number-rows-repeated="1048129">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1">00/00/0000</text:date>, <text:time style:data-style-name="N2" text:time-value="23:42:59.48255242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1T23:46:21.818116978</dc:date>
    <meta:editing-duration>PT6H56M45S</meta:editing-duration>
    <meta:editing-cycles>330</meta:editing-cycles>
    <meta:generator>LibreOffice/7.2.5.2$MacOSX_X86_64 LibreOffice_project/499f9727c189e6ef3471021d6132d4c694f357e5</meta:generator>
    <meta:document-statistic meta:table-count="1" meta:cell-count="5865" meta:object-count="0"/>
    <meta:user-defined meta:name=""/>
  </office:meta>
</office:document-meta>
</file>